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name-complex="Arial3" style:font-weight-complex="bold"/>
    </style:style>
    <style:style style:name="P3" style:family="paragraph" style:parent-style-name="Standard">
      <style:text-properties style:font-name="Verdana"/>
    </style:style>
    <style:style style:name="P4" style:family="paragraph" style:parent-style-name="Standard">
      <style:text-properties style:font-name="Verdana" fo:font-weight="bold" style:font-weight-asian="bold"/>
    </style:style>
    <style:style style:name="P5" style:family="paragraph" style:parent-style-name="Standard">
      <style:text-properties style:font-name="Verdana" style:text-underline-style="solid" style:text-underline-width="auto" style:text-underline-color="font-color"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text-properties fo:font-size="22pt" fo:font-weight="bold" style:font-size-asian="22pt" style:font-weight-asian="bold" style:font-size-complex="22pt"/>
    </style:style>
    <style:style style:name="P8" style:family="paragraph" style:parent-style-name="Standard">
      <style:paragraph-properties fo:text-align="center" style:justify-single-word="false"/>
      <style:text-properties fo:font-size="22pt" fo:font-weight="bold" style:font-size-asian="22pt" style:font-weight-asian="bold" style:font-size-complex="22pt"/>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fo:line-height="100%"/>
      <style:text-properties style:font-name="Verdana" fo:font-weight="bold" style:font-weight-asian="bold" style:font-name-complex="Arial3" style:font-weight-complex="bold"/>
    </style:style>
    <style:style style:name="P12" style:family="paragraph" style:parent-style-name="Standard">
      <style:paragraph-properties fo:margin-top="0in" fo:margin-bottom="0in" fo:line-height="100%" fo:text-align="center" style:justify-single-word="false"/>
      <style:text-properties style:font-name="Verdana" fo:font-weight="bold" style:font-weight-asian="bold" style:font-name-complex="Arial3" style:font-weight-complex="bold"/>
    </style:style>
    <style:style style:name="P13" style:family="paragraph" style:parent-style-name="Standard">
      <style:paragraph-properties fo:margin-top="0in" fo:margin-bottom="0in" fo:line-height="100%"/>
      <style:text-properties style:font-name="Verdana" fo:font-weight="bold" style:font-weight-asian="bold" style:font-name-complex="Calibri2" style:font-weight-complex="bold"/>
    </style:style>
    <style:style style:name="P14" style:family="paragraph" style:parent-style-name="Standard">
      <style:paragraph-properties fo:margin-top="0in" fo:margin-bottom="0in" fo:line-height="100%"/>
      <style:text-properties style:font-name="Verdana" style:font-name-complex="Arial3" style:font-weight-complex="bold"/>
    </style:style>
    <style:style style:name="P15" style:family="paragraph" style:parent-style-name="Standard">
      <style:paragraph-properties fo:margin-top="0in" fo:margin-bottom="0in" fo:line-height="100%"/>
      <style:text-properties style:font-name="Verdana" style:text-underline-style="solid" style:text-underline-width="auto" style:text-underline-color="font-color" fo:font-weight="bold" style:font-weight-asian="bold" style:font-name-complex="Calibri2" style:font-weight-complex="bold"/>
    </style:style>
    <style:style style:name="P16" style:family="paragraph" style:parent-style-name="Standard">
      <style:paragraph-properties fo:margin-top="0in" fo:margin-bottom="0in" fo:line-height="100%"/>
      <style:text-properties style:font-name="Verdana" style:text-underline-style="solid" style:text-underline-width="auto" style:text-underline-color="font-color" fo:font-weight="bold" style:font-weight-asian="bold" style:font-name-complex="Arial3" style:font-weight-complex="bold"/>
    </style:style>
    <style:style style:name="P17" style:family="paragraph" style:parent-style-name="Standard">
      <style:paragraph-properties fo:margin-top="0in" fo:margin-bottom="0in" fo:line-height="100%"/>
      <style:text-properties style:font-name="Verdana" style:text-underline-style="solid" style:text-underline-width="auto" style:text-underline-color="font-color" fo:font-weight="bold" style:font-weight-asian="bold"/>
    </style:style>
    <style:style style:name="P18" style:family="paragraph" style:parent-style-name="Standard">
      <style:paragraph-properties fo:margin-top="0in" fo:margin-bottom="0in" fo:line-height="100%"/>
      <style:text-properties style:font-name="Verdana" style:text-underline-style="solid" style:text-underline-width="auto" style:text-underline-color="font-color" style:font-name-complex="Calibri2" style:font-weight-complex="bold"/>
    </style:style>
    <style:style style:name="P19" style:family="paragraph" style:parent-style-name="Standard">
      <style:paragraph-properties fo:margin-top="0in" fo:margin-bottom="0in" fo:line-height="100%"/>
      <style:text-properties fo:font-weight="bold" style:font-weight-asian="bold" style:font-name-complex="Arial3" style:font-weight-complex="bold"/>
    </style:style>
    <style:style style:name="P20" style:family="paragraph" style:parent-style-name="Standard">
      <style:paragraph-properties fo:margin-top="0in" fo:margin-bottom="0in" fo:line-height="100%"/>
      <style:text-properties style:font-name="Arial1" fo:font-weight="bold" style:font-weight-asian="bold" style:font-name-complex="Arial3" style:font-weight-complex="bold"/>
    </style:style>
    <style:style style:name="P21" style:family="paragraph" style:parent-style-name="Standard">
      <style:paragraph-properties fo:margin-top="0in" fo:margin-bottom="0in" fo:line-height="100%"/>
      <style:text-properties style:font-name="Arial1" fo:font-size="9pt" style:font-size-asian="9pt" style:font-name-complex="Arial3" style:font-size-complex="9pt" style:font-weight-complex="bold"/>
    </style:style>
    <style:style style:name="P22" style:family="paragraph" style:parent-style-name="Standard">
      <style:paragraph-properties fo:margin-top="0in" fo:margin-bottom="0in" fo:line-height="100%"/>
      <style:text-properties style:font-name="Arial1" fo:font-size="22pt" fo:font-weight="bold" style:font-size-asian="22pt" style:font-weight-asian="bold" style:font-name-complex="Arial3" style:font-size-complex="22pt" style:font-weight-complex="bold"/>
    </style:style>
    <style:style style:name="P23" style:family="paragraph" style:parent-style-name="Standard">
      <style:paragraph-properties fo:margin-top="0in" fo:margin-bottom="0in" fo:line-height="100%" fo:text-align="center" style:justify-single-word="false"/>
      <style:text-properties style:font-name="Arial1" fo:font-size="22pt" fo:font-weight="bold" style:font-size-asian="22pt" style:font-weight-asian="bold" style:font-name-complex="Arial3" style:font-size-complex="22pt" style:font-weight-complex="bold"/>
    </style:style>
    <style:style style:name="P24" style:family="paragraph" style:parent-style-name="Standard">
      <style:paragraph-properties fo:margin-top="0in" fo:margin-bottom="0in" fo:line-height="100%" fo:text-align="center" style:justify-single-word="false"/>
      <style:text-properties style:font-name="Arial1" fo:font-size="22pt" fo:font-weight="bold" fo:background-color="#c0c0c0" style:font-size-asian="22pt" style:font-weight-asian="bold" style:font-name-complex="Arial3" style:font-size-complex="22pt" style:font-weight-complex="bold"/>
    </style:style>
    <style:style style:name="P25" style:family="paragraph" style:parent-style-name="Standard">
      <style:paragraph-properties fo:margin-top="0in" fo:margin-bottom="0in" fo:line-height="100%"/>
      <style:text-properties fo:color="#000000" style:font-name="Arial1" fo:font-weight="bold" style:font-weight-asian="bold" style:font-name-complex="Arial3" style:font-weight-complex="bold"/>
    </style:style>
    <style:style style:name="P26" style:family="paragraph" style:parent-style-name="Standard">
      <style:paragraph-properties fo:margin-top="0in" fo:margin-bottom="0in" fo:line-height="100%" fo:text-align="center" style:justify-single-word="false" fo:break-before="page"/>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margin-top="0in" fo:margin-bottom="0in" fo:line-height="100%" fo:text-indent="0.5in" style:auto-text-indent="false"/>
    </style:style>
    <style:style style:name="P29" style:family="paragraph" style:parent-style-name="Standard">
      <style:paragraph-properties fo:margin-left="0in" fo:margin-right="0in" fo:margin-top="0in" fo:margin-bottom="0in" fo:line-height="100%" fo:text-indent="0.25in" style:auto-text-indent="false"/>
    </style:style>
    <style:style style:name="P30" style:family="paragraph" style:parent-style-name="Standard">
      <style:paragraph-properties fo:margin-left="0in" fo:margin-right="0in" fo:margin-top="0in" fo:margin-bottom="0in" fo:line-height="100%" fo:text-indent="0.25in" style:auto-text-indent="false"/>
      <style:text-properties style:font-name="Verdana" style:font-name-complex="Arial3" style:font-weight-complex="bold"/>
    </style:style>
    <style:style style:name="P31" style:family="paragraph" style:parent-style-name="Standard" style:master-page-name="Standard">
      <style:paragraph-properties fo:text-align="center" style:justify-single-word="false" style:page-number="auto"/>
    </style:style>
    <style:style style:name="P32" style:family="paragraph" style:parent-style-name="List_20_Paragraph" style:list-style-name="L1"/>
    <style:style style:name="P33" style:family="paragraph" style:parent-style-name="List_20_Paragraph" style:list-style-name="L2">
      <style:paragraph-properties fo:margin-top="0in" fo:margin-bottom="0in" fo:line-height="100%"/>
    </style:style>
    <style:style style:name="P34" style:family="paragraph" style:parent-style-name="List_20_Paragraph" style:list-style-name="L3">
      <style:paragraph-properties fo:margin-top="0.0693in" fo:margin-bottom="0.0693in" fo:line-height="100%"/>
    </style:style>
    <style:style style:name="P35" style:family="paragraph" style:parent-style-name="List_20_Paragraph">
      <style:paragraph-properties fo:margin-left="0.25in" fo:margin-right="0in" fo:margin-top="0.0693in" fo:margin-bottom="0.0693in" fo:line-height="100%" fo:text-indent="0in" style:auto-text-indent="false"/>
      <style:text-properties style:font-name="Verdana"/>
    </style:style>
    <style:style style:name="P36" style:family="paragraph" style:parent-style-name="List_20_Paragraph">
      <style:paragraph-properties fo:margin-left="0.25in" fo:margin-right="0in" fo:margin-top="0.0693in" fo:margin-bottom="0.0693in" fo:line-height="100%" fo:text-indent="0in" style:auto-text-indent="false"/>
    </style:style>
    <style:style style:name="P37" style:family="paragraph" style:parent-style-name="Normal_20__28_Web_29_" style:list-style-name="L3"/>
    <style:style style:name="T1" style:family="text">
      <style:text-properties fo:font-size="22pt" fo:font-weight="bold" style:font-size-asian="22pt" style:font-weight-asian="bold" style:font-size-complex="22pt"/>
    </style:style>
    <style:style style:name="T2" style:family="text">
      <style:text-properties fo:font-size="22pt" fo:font-weight="bold" style:font-size-asian="22pt" style:font-weight-asian="bold" style:font-name-complex="Arial3" style:font-size-complex="22pt" style:font-weight-complex="bold"/>
    </style:style>
    <style:style style:name="T3" style:family="text">
      <style:text-properties style:font-name="Verdana"/>
    </style:style>
    <style:style style:name="T4" style:family="text">
      <style:text-properties style:font-name="Verdana" fo:font-weight="bold" style:font-weight-asian="bold"/>
    </style:style>
    <style:style style:name="T5" style:family="text">
      <style:text-properties style:font-name="Verdana" fo:font-weight="bold" style:font-weight-asian="bold" style:font-name-complex="Arial3" style:font-weight-complex="bold"/>
    </style:style>
    <style:style style:name="T6" style:family="text">
      <style:text-properties style:font-name="Verdana" fo:font-weight="bold" style:font-weight-asian="bold" style:font-name-complex="Calibri2" style:font-weight-complex="bold"/>
    </style:style>
    <style:style style:name="T7" style:family="text">
      <style:text-properties style:font-name="Verdana" style:text-underline-style="solid" style:text-underline-width="auto" style:text-underline-color="font-color" fo:font-weight="bold" style:font-weight-asian="bold"/>
    </style:style>
    <style:style style:name="T8" style:family="text">
      <style:text-properties style:font-name="Verdana" style:text-underline-style="solid" style:text-underline-width="auto" style:text-underline-color="font-color" fo:font-weight="bold" style:font-weight-asian="bold" style:font-name-complex="Calibri2" style:font-weight-complex="bold"/>
    </style:style>
    <style:style style:name="T9" style:family="text">
      <style:text-properties style:font-name="Verdana" style:text-underline-style="solid" style:text-underline-width="auto" style:text-underline-color="font-color" fo:font-weight="bold" style:font-weight-asian="bold" style:font-name-complex="Arial3" style:font-weight-complex="bold"/>
    </style:style>
    <style:style style:name="T10" style:family="text">
      <style:text-properties style:font-name="Verdana" style:text-underline-style="solid" style:text-underline-width="auto" style:text-underline-color="font-color" style:font-name-complex="Calibri2" style:font-weight-complex="bold"/>
    </style:style>
    <style:style style:name="T11" style:family="text">
      <style:text-properties style:font-name="Verdana" style:font-name-complex="Arial3" style:font-weight-complex="bold"/>
    </style:style>
    <style:style style:name="T12" style:family="text">
      <style:text-properties style:font-name="Verdana" fo:font-style="italic" style:font-style-asian="italic"/>
    </style:style>
    <style:style style:name="T13" style:family="text">
      <style:text-properties style:font-name="Verdana" fo:font-style="italic" style:font-style-asian="italic" style:font-name-complex="Arial3" style:font-weight-complex="bold"/>
    </style:style>
    <style:style style:name="T14" style:family="text">
      <style:text-properties style:font-name="Verdana" fo:font-style="italic" style:font-style-asian="italic" style:font-name-complex="Arial3" style:font-style-complex="italic" style:font-weight-complex="bold"/>
    </style:style>
    <style:style style:name="T15" style:family="text">
      <style:text-properties style:font-name="Verdana" fo:font-style="italic" style:font-style-asian="italic" style:font-name-complex="Calibri2" style:font-weight-complex="bold"/>
    </style:style>
    <style:style style:name="T16" style:family="text">
      <style:text-properties style:font-name="Verdana" fo:font-style="italic" style:font-style-asian="italic" style:font-weight-complex="bold"/>
    </style:style>
    <style:style style:name="T17" style:family="text">
      <style:text-properties style:font-name="Verdana" fo:font-style="italic" fo:background-color="#ffff00" style:font-style-asian="italic"/>
    </style:style>
    <style:style style:name="T18" style:family="text">
      <style:text-properties style:font-name="Verdana" fo:font-style="italic" fo:background-color="#ffff00" style:font-style-asian="italic" style:font-weight-complex="bold"/>
    </style:style>
    <style:style style:name="T19" style:family="text">
      <style:text-properties style:font-name="Verdana" style:font-name-complex="Calibri2" style:font-weight-complex="bold"/>
    </style:style>
    <style:style style:name="T20" style:family="text">
      <style:text-properties style:font-name="Verdana" fo:font-size="8pt" style:font-size-asian="8pt" style:font-name-complex="Calibri2" style:font-size-complex="8pt" style:font-weight-complex="bold"/>
    </style:style>
    <style:style style:name="T21" style:family="text">
      <style:text-properties style:font-name="Verdana" fo:font-size="8pt" fo:font-style="italic" style:font-size-asian="8pt" style:font-style-asian="italic" style:font-name-complex="Calibri2" style:font-size-complex="8pt" style:font-weight-complex="bold"/>
    </style:style>
    <style:style style:name="T22" style:family="text">
      <style:text-properties style:font-name="Verdana" fo:font-size="9pt" fo:font-style="italic" style:font-size-asian="9pt" style:font-style-asian="italic" style:font-name-complex="Calibri2" style:font-size-complex="9pt" style:font-weight-complex="bold"/>
    </style:style>
    <style:style style:name="T23" style:family="text">
      <style:text-properties style:font-name="Verdana" fo:font-size="9pt" style:font-size-asian="9pt" style:font-name-complex="Calibri2" style:font-size-complex="9pt" style:font-weight-complex="bold"/>
    </style:style>
    <style:style style:name="T24" style:family="text">
      <style:text-properties style:font-name="Verdana" fo:font-size="10pt" fo:font-style="italic" style:font-size-asian="10pt" style:font-style-asian="italic" style:font-name-complex="Calibri2" style:font-size-complex="10pt" style:font-weight-complex="bold"/>
    </style:style>
    <style:style style:name="T25" style:family="text">
      <style:text-properties style:font-name="Verdana" fo:font-size="10pt" fo:font-style="italic" style:font-size-asian="10pt" style:font-style-asian="italic" style:font-name-complex="Arial3" style:font-size-complex="10pt" style:font-weight-complex="bold"/>
    </style:style>
    <style:style style:name="T26" style:family="text">
      <style:text-properties style:font-name="Verdana" fo:background-color="#ffff00" style:font-name-complex="Arial3" style:font-weight-complex="bold"/>
    </style:style>
    <style:style style:name="T27" style:family="text">
      <style:text-properties style:text-position="super 58%" style:font-name="Verdana" style:font-name-complex="Arial3" style:font-weight-complex="bold"/>
    </style:style>
    <style:style style:name="T28" style:family="text">
      <style:text-properties style:text-position="super 58%" style:font-name="Verdana" fo:font-style="italic" style:font-style-asian="italic" style:font-name-complex="Arial3" style:font-weight-complex="bold"/>
    </style:style>
    <style:style style:name="T29" style:family="text">
      <style:text-properties fo:color="#00b0f0" style:font-name="Verdana" style:text-underline-style="solid" style:text-underline-width="auto" style:text-underline-color="font-color" style:font-weight-complex="bold"/>
    </style:style>
    <style:style style:name="T30" style:family="text">
      <style:text-properties fo:background-color="#ffff00"/>
    </style:style>
    <style:style style:name="T31" style:family="text">
      <style:text-properties style:font-name="Arial1" fo:font-size="22pt" fo:font-weight="bold" style:font-size-asian="22pt" style:font-weight-asian="bold" style:font-name-complex="Arial3" style:font-size-complex="22pt" style:font-weight-complex="bold"/>
    </style:style>
    <style:style style:name="T32" style:family="text">
      <style:text-properties style:font-name="Arial1" fo:font-size="22pt" fo:font-weight="bold" fo:background-color="#c0c0c0" style:font-size-asian="22pt" style:font-weight-asian="bold" style:font-name-complex="Arial3" style:font-size-complex="22pt" style:font-weight-complex="bold"/>
    </style:style>
    <style:style style:name="T33" style:family="text">
      <style:text-properties style:font-name="Arial1" fo:font-weight="bold" fo:background-color="#ffff00" style:font-weight-asian="bold" style:font-name-complex="Arial3" style:font-weight-complex="bold"/>
    </style:style>
    <style:style style:name="T34" style:family="text">
      <style:text-properties fo:color="#00000a" fo:font-size="11pt" style:font-size-asian="11pt" style:font-size-complex="11pt"/>
    </style:style>
    <style:style style:name="T35" style:family="text">
      <style:text-properties fo:color="#00000a" style:font-name="Verdana"/>
    </style:style>
    <style:style style:name="T36" style:family="text">
      <style:text-properties fo:color="#00000a" style:font-name="Verdana" fo:font-size="11pt" style:font-size-asian="11pt" style:font-size-complex="11pt"/>
    </style:style>
    <text:list-style style:name="L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HOME PAGE</text:span></text:p>
      <text:p text:style-name="Standard"><text:span text:style-name="T4">PAMPERED PETS…because some pets are just lucky!</text:span></text:p>
      <text:p text:style-name="P4"/>
      <text:p text:style-name="P10"><text:span text:style-name="T5">Bonded, Insured, Certified</text:span></text:p>
      <text:p text:style-name="P12"/>
      <text:p text:style-name="P10"><text:span text:style-name="T5">Vet Recommended <text:tab/><text:tab/> <text:s text:c="3"/><text:tab/> <text:s text:c="19"/>Superior References</text:span></text:p>
      <text:p text:style-name="P5"/>
      <text:p text:style-name="P27"><text:span text:style-name="T3">The pet sitters of Pampered Pets have been providing in-home, professional pet services to the residents and guests of Harrisburg, PA for almost two decades. <text:s/>Established in 1993, we are one of the longest established in-home pet service providers in the area. <text:s/>You don’t stay in this business that long without making customer satisfaction your primary goal. <text:s/>We are professional, responsible, pet loving adults, providing quality time with your pets through daily exercise and playtime. <text:s/>We ensure your pet(s) receive the personalized loving attention they deserve, even while you are away, adding the benefit of creating the “we are still home” look to anyone who may be watching. <text:s/>Our most coveted valuable core competency is customer service. <text:s/>From this we have built a reputation of being a caring and loving organization that is a reliable source of services and information. <text:s/>Our reputation and the value of our services has created peace of mind for more than 800 pet parents and security, safety, and fun for the more than 1400 pets they have entrusted us with. <text:s text:c="2"/></text:span></text:p>
      <text:p text:style-name="P27"><text:span text:style-name="T3">Our goal is to make your time away from your pets as stress and worry free as possible. <text:s/>We know that your pet is unique and your relationship with them is special, so when you call for your initial consultation, be sure to let us know everything we can do to make this time away a more enjoyable experience for you and your pets.</text:span></text:p>
      <text:p text:style-name="Standard"><text:span text:style-name="T7">Services Provided:</text:span></text:p>
      <text:p text:style-name="P28"><text:span text:style-name="T3">Pet Sits – Our favorite by far. <text:s/>We come to your home and provide so much more than the basics for your pet. <text:s/>We begin with fresh food and water, potty breaks, playtime and companionship. <text:s/>We can also add to your homes overall security by bringing in your mail, adjusting your lights and blinds, and conducting a security check. <text:s/>Some pet parents like for us to provide service on a daily and weekly basis, while others only need it while they are away on business or vacation. <text:s/></text:span><text:span text:style-name="T11">Each sit or visit will include the following:</text:span></text:p>
      <text:p text:style-name="P28"><text:span text:style-name="T11">Feed pets, change water and clean up</text:span></text:p>
      <text:p text:style-name="P28"><text:span text:style-name="T11">Walk up to two dogs (10-15 mins)</text:span></text:p>
      <text:p text:style-name="P28"><text:span text:style-name="T11">Scoop and change two litter boxes or cages</text:span></text:p>
      <text:p text:style-name="P28"><text:span text:style-name="T11">Play with pets and give them lots of love</text:span></text:p>
      <text:p text:style-name="P28"><text:soft-page-break/><text:span text:style-name="T11">Fill bird feeders</text:span></text:p>
      <text:p text:style-name="P28"><text:span text:style-name="T11">Check for any medical problems</text:span></text:p>
      <text:p text:style-name="P28"><text:span text:style-name="T11">Give medication and administer injections</text:span></text:p>
      <text:p text:style-name="P28"><text:span text:style-name="T11">Bring in the mail and newspaper (with your permission)</text:span></text:p>
      <text:p text:style-name="P28"><text:span text:style-name="T11">Take trash to the curb while you are on vacation</text:span></text:p>
      <text:p text:style-name="P28"><text:span text:style-name="T11">Set alarms</text:span></text:p>
      <text:p text:style-name="P28"><text:span text:style-name="T11">Adjust lights and blinds</text:span></text:p>
      <text:p text:style-name="P3"/>
      <text:p text:style-name="Standard"><text:span text:style-name="T3">Pet walks - Similar to a sit except that your pet(s) is actually out and about exploring the world under the watchful eye (and leash) of a professional pet service provider. <text:s/>The walks last from 15 to 20 minutes. <text:s/>In most instances, we can handle walking two pets at one time.</text:span></text:p>
      <text:p text:style-name="Standard"><text:span text:style-name="T3">Pet waste cleanup and removal - That’s right, we even doo the dirty work. <text:s/>We come to your home once or twice a week and clean up all the unwanted mess your pet may leave behind. <text:s/>This keeps your lawn clean and safe and your time freed up to enjoy your family, friends, and pet(s). <text:s/>We can even remove the waste and dispose of it in a way that is more friendly to our environment.</text:span></text:p>
      <text:p text:style-name="Standard"><text:span text:style-name="T3">Pet Taxi –Have you ever noticed that the vet or groomer only has appointments while you are at work? <text:s/>No need to worry about that anymore. <text:s/>We will come to your home, pick up your pet, deliver them to their appointment and bring them home, safe and sound. <text:s/>So go ahead, schedule your pet’s appointment, we got your back.</text:span></text:p>
      <text:p text:style-name="Standard"><text:span text:style-name="T3">House sitting – Even if you take your pet with you when you travel, you may still want the added benefit of having your home look live in while you are gone. <text:s/>No wild parties or fridge raiding to worry about with us in your home. <text:s/>We are professionals and know how to make your home look lived in from the outside without living large in your home on the inside.</text:span></text:p>
      <text:p text:style-name="Standard"><text:span text:style-name="T3">Chaperone Service – When the cable company calls and says they will be there sometime between 9 and 5, what are we supposed to do, call in sick or take a vacation day? <text:s/>Let us worry about it. <text:s/>We can wait at your home for the service provider and keep an eye on your home and valuables while they are there. <text:s/>We cannot take responsibility for their work, but we will do what we can to make sure they leave the home in the same or hopefully better shape than when they arrived.</text:span></text:p>
      <text:p text:style-name="Standard"><text:span text:style-name="T3">Lock out service – No need to ever call a locksmith again. <text:s/>If you ever find yourself locked out, give us a call and we will be there with a copy of your key at a fraction of the cost of a locksmith.</text:span></text:p>
      <text:p text:style-name="Standard"><text:span text:style-name="T3">Pet Grooming – Clean pets make for happy pet parents. <text:s/>We can provide all the basics, bathing, brushing, and even an occasional summer shaving, all in your </text:span><text:soft-page-break/><text:span text:style-name="T3">home where you pet is most comfortable. <text:s/>Never let the anxieties of your pet from being in a new environment keep you from pampering your pet again. <text:s/>Just let us know and we will be there.</text:span></text:p>
      <text:p text:style-name="Standard"><text:span text:style-name="T7">Service Area</text:span></text:p>
      <text:p text:style-name="Standard"><text:span text:style-name="T3">Harrisburg<text:tab/><text:tab/>Hummelstown<text:tab/>Hershey<text:tab/><text:tab/>Camp Hill<text:tab/></text:span></text:p>
      <text:p text:style-name="Standard"><text:span text:style-name="T3">Mechanicsburg<text:tab/>Lemoyne<text:tab/><text:tab/>Dauphin<text:tab/><text:tab/>New Cumberland</text:span></text:p>
      <text:p text:style-name="Standard"><text:span text:style-name="T3">Wormleysburg<text:tab/>Enola <text:tab/><text:tab/><text:tab/>West Fairview<text:tab/>Highspire<text:tab/></text:span></text:p>
      <text:p text:style-name="Standard"><text:span text:style-name="T3">Steelton<text:tab/><text:tab/>Middletown</text:span><text:line-break/></text:p>
      <text:p text:style-name="Standard"/>
      <text:p text:style-name="P6"/>
      <text:p text:style-name="P7"/>
      <text:p text:style-name="P8"/>
      <text:p text:style-name="P8"/>
      <text:p text:style-name="P8"/>
      <text:p text:style-name="P8"/>
      <text:p text:style-name="P8"/>
      <text:p text:style-name="P8"/>
      <text:p text:style-name="P8"/>
      <text:p text:style-name="P8"/>
      <text:p text:style-name="P8"/>
      <text:p text:style-name="P1"><text:soft-page-break/><text:span text:style-name="T1">PAGE 2</text:span></text:p>
      <text:p text:style-name="Standard"><text:span text:style-name="T7">Why professional in-home services?</text:span><text:span text:style-name="T3"> <text:s/></text:span></text:p>
      <text:p text:style-name="Standard"><text:span text:style-name="T3">We are professional, in-home, pet service providers. <text:s/>This is what we do and we love doing it. <text:s/>There is no need to worry about us not showing up or to feel like you are imposing on us, like you might have to do if you asked a neighbor, a friend, or your family. </text:span></text:p>
      <text:p text:style-name="Standard"><text:span text:style-name="T3">Using in-home pet services to pamper your pet(s) allows….</text:span></text:p>
      <text:list xml:id="list36179662" text:style-name="L1">
        <text:list-item>
          <text:p text:style-name="P32"><text:span text:style-name="T3">you to feel comfortable when you are away, knowing that your pet(s) are being loved and pampered where they are the happiest and safest, in their own home. <text:s/></text:span></text:p>
        </text:list-item>
        <text:list-item>
          <text:p text:style-name="P32"><text:span text:style-name="T3">your pet to maintain a daily schedule, which helps you and your pet(s) deal with your absence better.</text:span></text:p>
        </text:list-item>
        <text:list-item>
          <text:p text:style-name="P32"><text:span text:style-name="T3">quality time with your pets, including exercise and playtime, and personalized loving attention.</text:span><text:span text:style-name="T12"> <text:s text:c="2"/></text:span></text:p>
        </text:list-item>
      </text:list>
      <text:p text:style-name="Standard"><text:span text:style-name="T3">Using a professional in-home pet service provider also provides added security by keeping up your routines and giving your home that “Hey someone is still here” look even while you are away. </text:span></text:p>
      <text:p text:style-name="Standard"><text:span text:style-name="T7">The Pampered Pet Advantage</text:span><text:span text:style-name="T12">. <text:s/></text:span></text:p>
      <text:p text:style-name="Standard"><text:span text:style-name="T3">We take our reputation for </text:span><text:span text:style-name="T4">professionalism </text:span><text:span text:style-name="T3">very seriously and only work with pet service providers who are professionals and stay up to date on pet related trends and information, while actively pursuing ways to protect you, your pet(s) and our environment.</text:span></text:p>
      <text:p text:style-name="Standard"><text:span text:style-name="T3">We are </text:span><text:span text:style-name="T4">insured bonded and veterinarian recommended</text:span><text:span text:style-name="T3">. <text:s/>You will not need to worry about your pet’s or home’s well being while in our care.</text:span></text:p>
      <text:p text:style-name="Standard"><text:span text:style-name="T3">We strive to </text:span><text:span text:style-name="T4">make our environment better</text:span><text:span text:style-name="T3"> than we found it. <text:s/>The average distance traveled to a client’s home is 3-7 miles, which helps us to keep our carbon “paw print” down. <text:s/>We use automation and other technological tools when possible to help reduce our paper use in the office and in your home.</text:span></text:p>
      <text:p text:style-name="Standard"><text:span text:style-name="T3">We offer a </text:span><text:span text:style-name="T4">wide range of services</text:span><text:span text:style-name="T3"> all of which are designed to increase your peace of mind. <text:s/>By diversifying our services, we can usually do things are a greater value to you than if you were pay for these services separately.</text:span></text:p>
      <text:p text:style-name="Standard"><text:soft-page-break/><text:span text:style-name="T3">We are very </text:span><text:span text:style-name="T4">flexible</text:span><text:span text:style-name="T3"> when dealing with your pet(s). <text:s/>We understand that your pet(s) and his or her relationship with you are as unique as we are, so we do not take a cookie cutter approach to their care. <text:s/>We do have basic services that are provided to all pets and clients, but will tailor our services to meet your, and your pet(s) needs and budge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text:span text:style-name="T1">RATES</text:span></text:p>
      <text:p text:style-name="Standard"><text:span text:style-name="T5">Service Fee Schedule</text:span><text:span text:style-name="T4"><text:tab/><text:tab/><text:tab/><text:tab/><text:tab/><text:tab/></text:span><text:span text:style-name="T14">Effective April 1, 2012</text:span></text:p>
      <text:p text:style-name="P14"/>
      <text:p text:style-name="P9"><text:span text:style-name="T8">Pet Sits </text:span></text:p>
      <text:p text:style-name="P9"><text:span text:style-name="T19">Service<text:tab/><text:tab/><text:tab/><text:tab/><text:tab/>Base<text:tab/><text:tab/><text:tab/><text:tab/>Holiday</text:span></text:p>
      <text:p text:style-name="P9"><text:span text:style-name="T20">*</text:span><text:span text:style-name="T19">Daily Visit (20-30 minutes)<text:tab/><text:tab/>$17.00 <text:tab/><text:tab/><text:tab/>$24.00</text:span></text:p>
      <text:p text:style-name="P9"><text:span text:style-name="T20">*</text:span><text:span text:style-name="T19">Daily Visit (60 minutes) <text:tab/><text:tab/><text:tab/>$35.00<text:tab/><text:tab/><text:tab/>$42.00</text:span></text:p>
      <text:p text:style-name="P9"><text:span text:style-name="T19">Overnight Visit - <text:tab/><text:tab/><text:tab/><text:tab/>$60.00<text:tab/><text:tab/><text:tab/>$75.00</text:span></text:p>
      <text:p text:style-name="P9"><text:span text:style-name="T20">**</text:span><text:span text:style-name="T19">Pet care in our home (night)<text:tab/><text:tab/>$30.00<text:tab/><text:tab/><text:tab/>$37.00</text:span></text:p>
      <text:p text:style-name="P9"><text:span text:style-name="T20">**</text:span><text:span text:style-name="T19">Pet care in our home (day)<text:tab/><text:tab/>$20.00<text:tab/><text:tab/><text:tab/>$27.00</text:span></text:p>
      <text:p text:style-name="P28"><text:span text:style-name="T19">Each additional pet <text:tab/><text:tab/>$10.00<text:tab/><text:tab/><text:tab/></text:span></text:p>
      <text:p text:style-name="P9"><text:span text:style-name="T20">* </text:span><text:span text:style-name="T19"><text:s text:c="2"/></text:span><text:span text:style-name="T22">Includes up to two cages or litter boxes</text:span><text:span text:style-name="T15"> <text:s/></text:span></text:p>
      <text:p text:style-name="P9"><text:span text:style-name="T20">**</text:span><text:span text:style-name="T22">Limited availability for in home sits. <text:s/>Please make arrangements in advance.</text:span></text:p>
      <text:p text:style-name="P15"/>
      <text:p text:style-name="P9"><text:span text:style-name="T8">Pet walks</text:span><text:span text:style-name="T6"> <text:s text:c="2"/></text:span><text:span text:style-name="T19">(For more than two pets, please call for rates)</text:span></text:p>
      <text:p text:style-name="P9"><text:span text:style-name="T19">20 minute walks<text:tab/><text:tab/><text:tab/><text:tab/>$17.00<text:tab/><text:tab/><text:tab/>$24.00</text:span></text:p>
      <text:p text:style-name="P15"/>
      <text:p text:style-name="P9"><text:span text:style-name="T8">Pet waste cleanup and removal</text:span><text:span text:style-name="T10"> </text:span><text:span text:style-name="T19">– Includes 1 visit per week; </text:span><text:span text:style-name="T15">Yards up to ½ acre</text:span></text:p>
      <text:p text:style-name="P18"/>
      <text:p text:style-name="P9"><text:span text:style-name="T19"><text:tab/><text:tab/><text:tab/><text:tab/><text:tab/><text:tab/></text:span><text:span text:style-name="T23">Up to 2 Pets<text:tab/><text:tab/><text:tab/>Up to 4 Pets</text:span></text:p>
      <text:p text:style-name="P9"><text:span text:style-name="T20">*</text:span><text:span text:style-name="T19">Weekly<text:tab/><text:tab/> <text:tab/><text:tab/><text:tab/>$10.50<text:tab/><text:tab/><text:tab/>$12.75</text:span></text:p>
      <text:p text:style-name="P9"><text:span text:style-name="T20">*</text:span><text:span text:style-name="T19">Monthly<text:tab/><text:tab/><text:tab/><text:tab/><text:tab/>$43.25<text:tab/><text:tab/><text:tab/>$52.50</text:span></text:p>
      <text:p text:style-name="P9"><text:span text:style-name="T20">***</text:span><text:span text:style-name="T19">Annually<text:tab/><text:tab/><text:tab/><text:tab/><text:tab/>$491<text:tab/><text:tab/><text:tab/><text:tab/>$596<text:tab/></text:span></text:p>
      <text:p text:style-name="P9"><text:span text:style-name="T19">As Wanted / One Time Cleanup<text:tab/><text:tab/>$25.00</text:span><text:span text:style-name="T20">**</text:span><text:span text:style-name="T19"><text:tab/><text:tab/><text:tab/>$32.00</text:span><text:span text:style-name="T20">**</text:span></text:p>
      <text:p text:style-name="P9"><text:span text:style-name="T19">Removal of waste from premise<text:tab/><text:tab/>$5.00<text:tab/><text:tab/><text:tab/><text:tab/>N/C</text:span></text:p>
      <text:p text:style-name="P9"><text:span text:style-name="T20">*</text:span><text:span text:style-name="T19"> </text:span><text:span text:style-name="T22">An initial cleanup fee of $25.00 may be charged depending on the condition of the yard</text:span></text:p>
      <text:p text:style-name="P9"><text:span text:style-name="T21">**</text:span><text:span text:style-name="T15"> </text:span><text:span text:style-name="T22">Charge is per half hour, one half hour minimum</text:span></text:p>
      <text:p text:style-name="P9"><text:span text:style-name="T21">***</text:span><text:span text:style-name="T15"> </text:span><text:span text:style-name="T24">Receive $1 off of vacation sits if you pay for this service annually. <text:s/>No initial fee</text:span></text:p>
      <text:p text:style-name="P13"/>
      <text:p text:style-name="P9"><text:span text:style-name="T6"><text:tab/><text:tab/><text:tab/><text:tab/><text:tab/><text:tab/></text:span><text:span text:style-name="T19">Base<text:tab/><text:tab/><text:tab/><text:tab/>Holiday</text:span></text:p>
      <text:p text:style-name="P9"><text:span text:style-name="T8">Pet Taxi</text:span></text:p>
      <text:p text:style-name="P9"><text:span text:style-name="T19">Taxi Service (Base / Per Mile)<text:tab/><text:tab/>$10/$2<text:tab/><text:tab/><text:tab/>$15/$3<text:tab/><text:tab/></text:span></text:p>
      <text:p text:style-name="P9"><text:span text:style-name="T19">Hourly Fee (if waiting for pet)<text:tab/><text:tab/>$15.00<text:tab/><text:tab/><text:tab/>$22.00</text:span></text:p>
      <text:p text:style-name="P15"/>
      <text:p text:style-name="P9"><text:span text:style-name="T8">House sitting</text:span><text:span text:style-name="T10"> </text:span><text:span text:style-name="T19"><text:s/><text:tab/><text:tab/><text:tab/><text:tab/>$60.00<text:tab/><text:tab/><text:tab/>$75.00</text:span></text:p>
      <text:p text:style-name="P15"/>
      <text:p text:style-name="P9"><text:span text:style-name="T8">Chaperone Service </text:span></text:p>
      <text:p text:style-name="P9"><text:span text:style-name="T19">Per Hour (One hour min)<text:tab/><text:tab/><text:tab/>$15.00<text:tab/><text:tab/><text:tab/>$22.00</text:span></text:p>
      <text:p text:style-name="P15"/>
      <text:p text:style-name="P9"><text:span text:style-name="T8">Lock out service </text:span></text:p>
      <text:p text:style-name="P9"><text:span text:style-name="T19">Between 8am and 8pm<text:tab/><text:tab/><text:tab/>$15.00<text:tab/><text:tab/><text:tab/>$22.00</text:span></text:p>
      <text:p text:style-name="P9"><text:span text:style-name="T19">Between 8pm and 8am<text:tab/><text:tab/><text:tab/>$20.00<text:tab/><text:tab/><text:tab/>$27.00</text:span></text:p>
      <text:p text:style-name="P15"><text:soft-page-break/></text:p>
      <text:p text:style-name="P9"><text:span text:style-name="T8">Pet Grooming</text:span><text:span text:style-name="T10"> <text:s/></text:span><text:span text:style-name="T19">- Coming Soon</text:span></text:p>
      <text:p text:style-name="P16"/>
      <text:p text:style-name="P16"/>
      <text:p text:style-name="P9"><text:span text:style-name="T9">Holiday Rates</text:span></text:p>
      <text:p text:style-name="P9"><text:span text:style-name="T11">Special holiday rates will be in effect for the following dates: </text:span><text:span text:style-name="T13">(</text:span><text:span text:style-name="T25">There is a $7 surcharge per day for services performed on these holidays)</text:span></text:p>
      <text:p text:style-name="P14"/>
      <text:p text:style-name="P9"><text:span text:style-name="T11">New Year’s Day<text:tab/><text:tab/>Easter Weekend<text:tab/><text:tab/>Memorial Day Weekend</text:span></text:p>
      <text:p text:style-name="P9"><text:span text:style-name="T11">Independence Day<text:tab/><text:tab/>Labor Day Weekend<text:tab/>Thanksgiving Day Weekend</text:span></text:p>
      <text:p text:style-name="P9"><text:span text:style-name="T11">Christmas Eve<text:tab/><text:tab/>Christmas Day</text:span></text:p>
      <text:p text:style-name="P6"/>
      <text:p text:style-name="P2"/>
      <text:p text:style-name="P26"><text:span text:style-name="T2">PAMPERED PETS’ POLICIES</text:span></text:p>
      <text:p text:style-name="P19"/>
      <text:p text:style-name="P9"><text:span text:style-name="T9">Payment for Service</text:span></text:p>
      <text:p text:style-name="P29"><text:span text:style-name="T11">We offer several methods of payment for services.</text:span></text:p>
      <text:list xml:id="list36199040" text:style-name="L2">
        <text:list-item>
          <text:p text:style-name="P33"><text:span text:style-name="T11">Checks and money orders</text:span></text:p>
        </text:list-item>
        <text:list-item>
          <text:p text:style-name="P33"><text:span text:style-name="T11">Credit cards (Visa, Mastercard, and American Express). </text:span></text:p>
        </text:list-item>
        <text:list-item>
          <text:p text:style-name="P33"><text:span text:style-name="T11">We also offer EFT debit of your checking or savings account. </text:span></text:p>
        </text:list-item>
        <text:list-item>
          <text:p text:style-name="P33"><text:span text:style-name="T11">We will on some occasions accept cash, but you must call the office before your scheduled service to arrange for this.</text:span></text:p>
        </text:list-item>
      </text:list>
      <text:p text:style-name="P14"/>
      <text:p text:style-name="P29"><text:span text:style-name="T11">It is Pampered Pets’ Policy to receive payment for services prior to services being rendered. <text:s/>If you have elected to maintain a credit card or voided check on file with us, then the funds will be automatically collected the day of the first service. <text:s/></text:span></text:p>
      <text:p text:style-name="P30"/>
      <text:p text:style-name="P29"><text:span text:style-name="T11">If you intend to pay on delivery (POD) then please contact the office before your services begins. <text:s/></text:span><text:span text:style-name="T25">In some <text:s/>rare cases, there may be a $5.00 service charge for this payment arrangement.</text:span></text:p>
      <text:p text:style-name="P30"/>
      <text:p text:style-name="P29"><text:span text:style-name="T11">Monthly service contracts are discounted if you decide to prepay semi-annually, or annually. <text:s/>If you elect not to take advantage of the prepayment discount, then you will receive an invoice at the conclusion of the billing cycle. <text:s/>The billing cycle ends on the 20</text:span><text:span text:style-name="T27">th</text:span><text:span text:style-name="T11"> of each month. <text:s/>We will mail or email you an invoice on the 21st. <text:s/>Payment will be due on the 1</text:span><text:span text:style-name="T27">st</text:span><text:span text:style-name="T11"> of the next month. <text:s/></text:span><text:span text:style-name="T13">(i.e. <text:s/>February’s cycle ends February 20</text:span><text:span text:style-name="T28">th</text:span><text:span text:style-name="T13"> and payment is due March 1</text:span><text:span text:style-name="T28">st</text:span><text:span text:style-name="T13">)</text:span><text:span text:style-name="T11"> <text:s/>If you would like to use you the payment method that you have on file with us as your source of payment, then do nothing. <text:s/>We will take care of the payment automatically for you. <text:s text:c="2"/>If however you would like to pay by some other means, then please call or email the office with your alternative payment option. <text:s/></text:span></text:p>
      <text:p text:style-name="P14"/>
      <text:p text:style-name="P16"/>
      <text:p text:style-name="P9"><text:span text:style-name="T9">Returned Checks </text:span></text:p>
      <text:p text:style-name="P28"><text:span text:style-name="T11">There will be a $25.00 handling charge, in addition to any charges presented by the bank, for checks returned for any reason.</text:span></text:p>
      <text:p text:style-name="P17"/>
      <text:p text:style-name="P9"><text:span text:style-name="T9">Overdue Payment </text:span><text:span text:style-name="T11">– (for monthly service contracts)</text:span></text:p>
      <text:p text:style-name="P28"><text:span text:style-name="T11">Payment is expected within 10 days of the date of invoice and will be considered overdue if not received by the invoice due date. <text:s/>We reserve the right to charge a 10% late fee to all accounts with an overdue balance. <text:s/></text:span></text:p>
      <text:p text:style-name="P11"/>
      <text:p text:style-name="P9"><text:span text:style-name="T9">Reservations </text:span></text:p>
      <text:p text:style-name="P28"><text:span text:style-name="T11">All pet sitting reservations MUST come through the Pampered Pets reservation system. <text:s/>This ensures that your services are covered under our insurance policy and ensures that you and your pet(s) will receive the best possible care. <text:s/>You can make a reservation for our service online, by phone, or by email. <text:s/></text:span></text:p>
      <text:p text:style-name="P9"><text:span text:style-name="T3">Online: <text:s/></text:span><text:a xlink:type="simple" xlink:href="http://www.epamperedpets.com"><text:span text:style-name="Internet_20_link"><text:span text:style-name="T11">www.epamperedpets.com</text:span></text:span></text:a></text:p>
      <text:p text:style-name="P9"><text:soft-page-break/><text:span text:style-name="T3"><text:tab/></text:span><text:span text:style-name="T29">PP Online Reservation System Quick Reference Guide </text:span><text:span text:style-name="T16"><text:s/>(See below) – </text:span><text:span text:style-name="T18">RICK (this is not ready yet. <text:s/>But please have a plan to put this in place once we get it complete)</text:span></text:p>
      <text:p text:style-name="P9"><text:span text:style-name="T11">Phone: <text:s/>(717) 214-1994</text:span></text:p>
      <text:p text:style-name="P9"><text:span text:style-name="T3">Email: <text:s/></text:span><text:a xlink:type="simple" xlink:href="mailto:reservations@epamperedpets.com"><text:span text:style-name="Internet_20_link"><text:span text:style-name="T11">reservations@epamperedpets.com</text:span></text:span></text:a><text:span text:style-name="T3"> – </text:span><text:span text:style-name="T17">Link to the Montgomery email address</text:span></text:p>
      <text:p text:style-name="P14"/>
      <text:p text:style-name="P28"><text:span text:style-name="T11">Once we know what service you are looking for, we will match you up with the right sitter and then confirm with you the services requested.</text:span></text:p>
      <text:p text:style-name="P16"/>
      <text:p text:style-name="P9"><text:span text:style-name="T9">Appointment Times</text:span></text:p>
      <text:p text:style-name="P16"/>
      <text:p text:style-name="P28"><text:span text:style-name="T11">We aim to satisfy all our clients, so Pampered Pets does not have set hours. <text:s/>However, we do work within 4 hour time blocks. <text:s/>This ensures that each customer’s individual needs are taken care of. <text:s/>If your pet needs medication or some other special attention at a particular hour, let us know when you register for your services and we will make every attempt to meet these needs.</text:span></text:p>
      <text:p text:style-name="P11"/>
      <text:p text:style-name="P9"><text:span text:style-name="T9">Initial Consultation</text:span></text:p>
      <text:p text:style-name="P28"><text:span text:style-name="T11">Before you can request services with us, an initial consultation must be completed. <text:s/>Again, it has been our experience that these consultations are the best way to determine if we are the right service provider for you. <text:s/>During our consultation, a Pampered Pets Professional Pet Sitter will meet in your home with you and your pets in order to find out pertinent information about the medical history and behavioral habits of your pet(s), their present condition and care needed in our absence, plus information about the security of your home.</text:span></text:p>
      <text:p text:style-name="P28"><text:span text:style-name="T11">At the initial interview, the following needs to be presented to the pet sitter:</text:span></text:p>
      <text:p text:style-name="P28"><text:span text:style-name="T11">Pet Photo</text:span></text:p>
      <text:p text:style-name="P28"><text:span text:style-name="T11">2 sets of house keys</text:span></text:p>
      <text:p text:style-name="P28"><text:span text:style-name="T11">Vaccine records</text:span></text:p>
      <text:p text:style-name="P28"><text:span text:style-name="T11">Any pertinent information</text:span></text:p>
      <text:p text:style-name="P11"/>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0"><text:span text:style-name="T2">MAKING THE MOST OF EACH VISIT</text:span></text:p>
      <text:p text:style-name="P19"/>
      <text:p text:style-name="P9"><text:span text:style-name="T5">Client Reminder List</text:span></text:p>
      <text:p text:style-name="P9"><text:span text:style-name="T11">These are some items to have available for your pet sitter:</text:span></text:p>
      <text:p text:style-name="P9"><text:span text:style-name="T11">Can opener</text:span></text:p>
      <text:p text:style-name="P9"><text:span text:style-name="T11">Cleaning supplies</text:span></text:p>
      <text:p text:style-name="P9"><text:span text:style-name="T11">Newspapers</text:span></text:p>
      <text:p text:style-name="P9"><text:span text:style-name="T11">Pet food, treats</text:span></text:p>
      <text:p text:style-name="P9"><text:span text:style-name="T11">Medication</text:span></text:p>
      <text:p text:style-name="P9"><text:span text:style-name="T11">Container for plant watering</text:span></text:p>
      <text:p text:style-name="P9"><text:span text:style-name="T11">Walking leash</text:span></text:p>
      <text:p text:style-name="P9"><text:span text:style-name="T11">Broom and dust pan</text:span></text:p>
      <text:p text:style-name="P9"><text:span text:style-name="T11">Dust Buster or similar sweeper</text:span></text:p>
      <text:p text:style-name="P9"><text:span text:style-name="T11">Paper towels</text:span></text:p>
      <text:p text:style-name="P9"><text:span text:style-name="T11">Garbage bags</text:span></text:p>
      <text:p text:style-name="P9"><text:span text:style-name="T11">Litter and scoop</text:span></text:p>
      <text:p text:style-name="P9"><text:span text:style-name="T11">Utensils, extra set of bowls</text:span></text:p>
      <text:p text:style-name="P9"><text:span text:style-name="T11">Toys</text:span></text:p>
      <text:p text:style-name="P9"><text:span text:style-name="T11">Towel, in case of rain</text:span></text:p>
      <text:p text:style-name="P11"/>
      <text:p text:style-name="P9"><text:span text:style-name="T5">Client Responsibilities</text:span></text:p>
      <text:p text:style-name="P9"><text:span text:style-name="T11">1. To make sure the office has a signed copy of your Contract for Services.</text:span></text:p>
      <text:p text:style-name="P9"><text:span text:style-name="T11">2. To advise your Veterinarian that Pampered Pets will be caring for your pet(s) in your absence and to give him/her our phone number. We will provide you with a Medical Authorization in case of emergency.</text:span></text:p>
      <text:p text:style-name="P9"><text:span text:style-name="T11">3. To have all your pet(s) inside your home on our first visit so we will know they are secure. Exceptions: dogs in fenced yards or outdoor cats.</text:span></text:p>
      <text:p text:style-name="P9"><text:span text:style-name="T11">4. Make sure your pet(s) wear identification.</text:span></text:p>
      <text:p text:style-name="P9"><text:span text:style-name="T11">5. To provide ample food, litter, cleaning equipment and other necessary supplies for the extent of the visit. Please have supplies visible.</text:span></text:p>
      <text:p text:style-name="P9"><text:span text:style-name="T11">6. To inform Pampered Pets if other people (friends, relatives, etc.) will be checking on your pet(s) or be inside the house.</text:span></text:p>
      <text:p text:style-name="P9"><text:span text:style-name="T11">7. To provide accurate information during the initial interview and subsequent visits concerning your pet’s medical background and behavioral habits, including past aggressive behavior.</text:span></text:p>
      <text:p text:style-name="P9"><text:span text:style-name="T11">8. To call to confirm that you have arrived home. <text:s/>If we do not hear from you and have access to your home, we will return to care for your pet(s) and you will be charged accordingly.</text:span></text:p>
      <text:p text:style-name="P9"><text:span text:style-name="T11">9. In the rare event that extreme weather prevents a pet sitter from reaching your home, <text:s/>please arrange for a neighbor to have a copy of your house key and information on your pet(s).</text:span></text:p>
      <text:p text:style-name="P9"><text:span text:style-name="T11">10. Maintain a flea-free environment. We reserve the right to refuse service to any client whose home is infested with fleas.</text:span></text:p>
      <text:p text:style-name="P9"><text:span text:style-name="T11">11. If we are visiting after dark, provide an outdoor and indoor timer on lights so the pet sitter does not have to walk into a dark house.</text:span></text:p>
      <text:p text:style-name="P9"><text:span text:style-name="T11">12. Take Pampered Pets and your pet sitter’s phone number with you.</text:span></text:p>
      <text:p text:style-name="P9"><text:soft-page-break/><text:span text:style-name="T11">13. Give yourself peace of mind knowing that Pampered Pets will take excellent care of your pet(s)!!</text:span></text:p>
      <text:p text:style-name="P9"><text:span text:style-name="T11">14. Have Fun!</text:span></text:p>
      <text:p text:style-name="P11"/>
      <text:p text:style-name="P9"><text:span text:style-name="T5">Pampered Pets Responsibilities</text:span></text:p>
      <text:p text:style-name="P9"><text:span text:style-name="T11">1. Follow the owner’s directions for pet and home care and inform the owner if changes were necessary due to problems. We are not liable for any damage your pet may cause to your property or premises while following your instructions.</text:span></text:p>
      <text:p text:style-name="P9"><text:span text:style-name="T11">2. Provide pet sitters who are bonded, insured and trained.</text:span></text:p>
      <text:p text:style-name="P9"><text:span text:style-name="T11">3. Maintain cleanliness of pet areas and keep them in the condition in which we find them.</text:span></text:p>
      <text:p text:style-name="P9"><text:span text:style-name="T11">4. Monitor any medical changes in your pet(s), take them to the veterinarian if necessary and inform you of the problem.</text:span></text:p>
      <text:p text:style-name="P9"><text:span text:style-name="T11">5. Inform the owner of any medical emergencies with the pet(s) or problems with the home. </text:span></text:p>
      <text:p text:style-name="P9"><text:span text:style-name="T11">6. Give unconditional love to your pet(s) while you are away.</text:span></text:p>
      <text:p text:style-name="P20"/>
      <text:p text:style-name="P20"/>
      <text:p text:style-name="P25"/>
      <text:p text:style-name="P20"><text:bookmark-start text:name="OLE_LINK2"/><text:bookmark-start text:name="OLE_LINK1"/></text:p>
      <text:p text:style-name="P20"/>
      <text:p text:style-name="P20"/>
      <text:p text:style-name="P21"/>
      <text:p text:style-name="P20"/>
      <text:p text:style-name="P20"/>
      <text:p text:style-name="P20"/>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oft-page-break/><text:span text:style-name="T31">CONTACT US – </text:span><text:span text:style-name="T33">May need to add to homepage</text:span></text:p>
      <text:p text:style-name="P9"><text:span text:style-name="T9">Call </text:span><text:span text:style-name="T11">– 717214-1994</text:span></text:p>
      <text:p text:style-name="P9"><text:span text:style-name="T9">Email </text:span><text:span text:style-name="T11">– </text:span><text:a xlink:type="simple" xlink:href="mailto:support@epamperedpets.com"><text:span text:style-name="Internet_20_link"><text:span text:style-name="T11">support@epamperedpets.com</text:span></text:span></text:a> <text:s/><text:span text:style-name="T30">Link to Montgomery email</text:span></text:p>
      <text:p text:style-name="P9"><text:span text:style-name="T9">Write</text:span><text:span text:style-name="T11"> – </text:span></text:p>
      <text:p text:style-name="P9"><text:span text:style-name="T11">4075 Linglestown Rd #346</text:span></text:p>
      <text:p text:style-name="P9"><text:span text:style-name="T11">Harrisburg, PA. 17110</text:span></text:p>
      <text:p text:style-name="P10"><text:span text:style-name="T31"><text:line-break/>PET OF THE MONTH</text:span></text:p>
      <text:p text:style-name="P23"/>
      <text:p text:style-name="P9"><text:span text:style-name="T26">You can use the page we currently have for this. <text:s/>If possible, we would like to have links along the side to past months pets.</text:span></text:p>
      <text:p text:style-name="P23"/>
      <text:p text:style-name="P10"><text:span text:style-name="T31">JOIN THE TEAM</text:span></text:p>
      <text:list xml:id="list36206992" text:style-name="L3">
        <text:list-item>
          <text:p text:style-name="P37"><text:span text:style-name="T36">Are you:</text:span></text:p>
          <text:list>
            <text:list-item>
              <text:p text:style-name="P37"><text:span text:style-name="T36">Reliable?</text:span></text:p>
            </text:list-item>
            <text:list-item>
              <text:p text:style-name="P37"><text:span text:style-name="T36">A pet lover?</text:span></text:p>
            </text:list-item>
          </text:list>
        </text:list-item>
        <text:list-item>
          <text:p text:style-name="P37"><text:span text:style-name="T36">And interest in:</text:span></text:p>
          <text:list>
            <text:list-item>
              <text:p text:style-name="P37"><text:span text:style-name="T36">Being your own boss.</text:span></text:p>
              <text:list>
                <text:list-item>
                  <text:p text:style-name="P37"><text:span text:style-name="T36">Work you own schedule</text:span></text:p>
                </text:list-item>
                <text:list-item>
                  <text:p text:style-name="P37"><text:span text:style-name="T36">Choose which clients you service</text:span></text:p>
                </text:list-item>
              </text:list>
            </text:list-item>
            <text:list-item>
              <text:p text:style-name="P37"><text:span text:style-name="T36">Working full time, part time, or sometimes, it is completely up to you.</text:span></text:p>
              <text:list>
                <text:list-item>
                  <text:p text:style-name="P37"><text:span text:style-name="T36">The hours are very flexible. </text:span></text:p>
                </text:list-item>
              </text:list>
            </text:list-item>
          </text:list>
        </text:list-item>
        <text:list-item>
          <text:p text:style-name="P37"><text:span text:style-name="T36">Then you are what we are looking for.</text:span></text:p>
          <text:list>
            <text:list-item>
              <text:p text:style-name="P37"><text:span text:style-name="T36">This is a great opportunity for</text:span></text:p>
              <text:list>
                <text:list-item>
                  <text:p text:style-name="P37"><text:span text:style-name="T36">Retirees</text:span></text:p>
                </text:list-item>
                <text:list-item>
                  <text:p text:style-name="P37"><text:span text:style-name="T36">Students</text:span></text:p>
                </text:list-item>
                <text:list-item>
                  <text:p text:style-name="P37"><text:span text:style-name="T36">Pet Lovers</text:span></text:p>
                </text:list-item>
              </text:list>
            </text:list-item>
          </text:list>
        </text:list-item>
        <text:list-item>
          <text:p text:style-name="P37"><text:span text:style-name="T36">Sitters are needed to care for our furry friends in Marysville, Duncannon, and Harrisburg (Union Deposit Area)</text:span><text:span text:style-name="T34"> </text:span></text:p>
        </text:list-item>
        <text:list-item>
          <text:p text:style-name="P34"><text:soft-page-break/><text:span text:style-name="T3">Please remember that pet sitting is not for everyone. <text:s/>We do offer training, support, and are with you every step of the way, but some people are just not cut out for it. <text:s/>However, if you think you have what it takes and are interested in caring for domestic animals, then contact</text:span></text:p>
        </text:list-item>
      </text:list>
      <text:p text:style-name="P35"/>
      <text:p text:style-name="P36"><text:span text:style-name="T3">Chris:(717) 214-1994</text:span></text:p>
      <text:list xml:id="list36638278" text:continue-numbering="true" text:style-name="L3">
        <text:list-item>
          <text:list>
            <text:list-item>
              <text:p text:style-name="P34"><text:a xlink:type="simple" xlink:href="mailto:montgomery@epamperedpets.com"><text:span text:style-name="Internet_20_link"><text:span text:style-name="T35">montgomery@epamperedpets.com</text:span></text:span></text:a> </text:p>
            </text:list-item>
          </text:list>
        </text:list-item>
      </text:list>
      <text:p text:style-name="P22"/>
      <text:p text:style-name="P24"/>
      <text:p text:style-name="P10"><text:span text:style-name="T32">TESTIMONIALS</text:span></text:p>
      <text:p text:style-name="P23"/>
      <text:p text:style-name="P10"><text:span text:style-name="T32">EVENTS, NEWS, AND RESOURCES</text:span></text:p>
      <text:p text:style-name="P20"/>
      <text:p text:style-name="P20"/>
      <text:p text:style-name="P20"/>
      <text:p text:style-name="P20"/>
      <text:p text:style-name="P20"/>
      <text:p text:style-name="P20"/>
      <text:p text:style-name="P20"/>
      <text:p text:style-name="P20"><text:bookmark-end text:name="OLE_LINK2"/><text:bookmark-end text:name="OLE_LINK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style style:name="Default_20_Paragraph_20_Font" style:display-name="Default Paragraph Font" style:family="text"/>
    <style:style style:name="text_5f_exposed_5f_show2" style:display-name="text_exposed_show2" style:family="text" style:parent-style-name="Default_20_Paragraph_20_Font">
      <style:text-properties text:display="non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U.S. Army</meta:initial-creator>
    <dc:creator>U.S. Army</dc:creator>
    <meta:editing-cycles>6</meta:editing-cycles>
    <meta:creation-date>2012-03-02T16:16:00</meta:creation-date>
    <dc:date>2012-03-14T13:38:00</dc:date>
    <meta:editing-duration>PT00H03M06S</meta:editing-duration>
    <meta:generator>OpenOffice.org/3.0$Win32 OpenOffice.org_project/300m9$Build-9358</meta:generator>
    <meta:document-statistic meta:page-count="13" meta:word-count="2557" meta:character-count="14577" meta:paragraph-count="34"/>
    <meta:template xlink:type="simple" xlink:actuate="onRequest" xlink:title="Normal" xlink:href=""/>
  </office:meta>
</office:document-meta>
</file>